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1" svg:font-family="Helvetica, Arial"/>
    <style:font-face style:name="Helvetica" svg:font-family="Helvetica, Arial, sans-serif"/>
    <style:font-face style:name="Lucida Sans2"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loext:graphic-properties draw:fill="solid" draw:fill-color="#fffffe" draw:opacity="100%"/>
      <style:paragraph-properties fo:margin-left="0cm" fo:margin-right="0cm" fo:margin-top="0cm" fo:margin-bottom="0.265cm" loext:contextual-spacing="false" style:line-height-at-least="0.423cm" fo:orphans="2" fo:widows="2" fo:text-indent="0cm" style:auto-text-indent="false" fo:background-color="#fffffe" fo:padding="0cm" fo:border="none"/>
      <style:text-properties fo:font-variant="normal" fo:text-transform="none" fo:color="#000000" style:font-name="Helvetica" fo:font-size="10.5pt" fo:letter-spacing="normal" fo:font-style="normal" fo:font-weight="normal"/>
    </style:style>
    <style:style style:name="P2" style:family="paragraph" style:parent-style-name="Heading_20_3">
      <loext:graphic-properties draw:fill="solid" draw:fill-color="#fffffe" draw:opacity="100%"/>
      <style:paragraph-properties fo:margin-left="0cm" fo:margin-right="0cm" fo:margin-top="0.529cm" fo:margin-bottom="0.238cm" loext:contextual-spacing="false" fo:orphans="2" fo:widows="2" fo:text-indent="0cm" style:auto-text-indent="false" fo:background-color="#fffffe" fo:padding="0cm" fo:border="none"/>
      <style:text-properties fo:font-variant="normal" fo:text-transform="none" fo:color="#000000" style:font-name="Helvetica" fo:font-size="12pt" fo:letter-spacing="normal" fo:font-style="normal"/>
    </style:style>
    <style:style style:name="P3" style:family="paragraph" style:parent-style-name="Heading_20_1">
      <style:text-properties fo:font-variant="normal" fo:text-transform="none" fo:color="#000000" style:font-name="Helvetica" fo:font-size="13.5pt" fo:letter-spacing="normal" fo:font-style="normal"/>
    </style:style>
    <style:style style:name="P4" style:family="paragraph" style:parent-style-name="Heading_20_1">
      <style:text-properties fo:font-variant="normal" fo:text-transform="none" fo:color="#000000" style:font-name="Helvetica" fo:font-size="13.5pt" fo:letter-spacing="normal" fo:font-style="normal"/>
    </style:style>
    <style:style style:name="P5"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6" style:family="paragraph">
      <style:paragraph-properties fo:margin-left="0cm" fo:margin-right="0cm" fo:margin-top="0cm" fo:margin-bottom="0.265cm" style:line-height-at-least="0.423cm" fo:text-indent="0cm"/>
    </style:style>
    <style:style style:name="T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lv" fo:country="LV"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text-position="0% 100%" style:font-name="Arial" fo:font-size="10pt" fo:letter-spacing="normal" fo:language="lv" fo:country="LV"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 style:family="text">
      <style:text-properties fo:font-variant="normal" fo:text-transform="none" style:use-window-font-color="true" style:text-outline="false" style:text-line-through-style="none" style:text-line-through-type="none" style:text-position="0% 100%" style:font-name="Lucida Sans" fo:font-size="10pt" fo:letter-spacing="normal" fo:language="lv" fo:country="LV"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1"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ext:a xlink:type="simple" xlink:href="https://rockingsoccer.com/lv/futbols/help/home/category-7/article-34" text:style-name="Internet_20_link" text:visited-style-name="Visited_20_Internet_20_Link">https://rockingsoccer.com/lv/futbols/help/home/category-7/article-34</text:a></text:h>
      <text:h text:style-name="P3" text:outline-level="1">Turnīri: Valstu izlases</text:h>
      <text:p text:style-name="P1">Nacionālajām izlasēm tiek rīkoti vairāki īpaši turnīri. Par piedalīšanos šo turnīru spēlēs futbolisti saņem papildus pieredzi.</text:p>
      <text:h text:style-name="P2" text:outline-level="3">Pasaules kausa kvalifikācijas spēles</text:h>
      <text:p text:style-name="P1">Kvalifikācija Pasaules kausam notiek katrā kontinentā atsevišķi. Izlases tiek sadalītas grupās pa 4-6 komandām, kas savā starpā spēlē vienu reizi viesos un vienu savā laukumā. Pēc pirmās kārtas labākās izlases vai nu kvalificējas finālturnīram, vai piedalās divās pārspēlēs par vietu finālturnīrā pret citu sava kontinenta komandu.</text:p>
      <text:p text:style-name="P1">Pirmajā turnīrā rīkotājiem vieta finālturnīrā nepienācās automātiski un tie spēlēja kvalifikācijas turnīrā, bet turpmāk gan Pasaules kausa, gan kontinenta čempionāta atlasē rīkotājvalstij nebūs jāpiedalās.</text:p>
      <text:h text:style-name="P2" text:outline-level="3">Pasaules kauss</text:h>
      <text:p text:style-name="P1">Finālturnīram kvalificējas 32 komandas, un tas notiek starpsezonu pārtraukumā. Pirmajā kārtā ir 8 grupas pa 4 komandām. Katras grupas 2 labākās izlases kvalificējas izslēgšanas spēlēm, kur vienā spēlē noskaidro, kurš iekļūs nākamajā kārtā. Komandas, kas spēlējušas vienā grupā, atkārtoti savā starpā var tikties ne agrāk par finālu.</text:p>
      <text:p text:style-name="P1">Katru dienu notiek pa spēlei, tāpēc kalendārs ir visai saspringts. Spēļu norises laiks ir iepriekš noteikts, un pirmās spēles sākas 13:00 pēc <office:annotation office:name="__Annotation__0_2092505577"><dc:creator>Nezināms autors</dc:creator><dc:date>2018-11-11T18:46:54.832000000</dc:date><text:p text:style-name="P5"><text:span text:style-name="T1">Griničas</text:span></text:p><text:p text:style-name="P5"><text:span text:style-name="T1">https://lv.wikipedia.org/wiki/Grini%C4%8Das_laiks</text:span></text:p></office:annotation>Grinvičas<office:annotation-end office:name="__Annotation__0_2092505577"/> laika (UTC/GMT).</text:p>
      <text:p text:style-name="P1">Pasaules kausa finālturnīru rīko viena valsts. Katras kārtas spēles notiek kādā no 8 lielākajiem valsts stadioniem. Pēc katras kārtas stadioni tiek izlozēti no jauna, sākot ar lielāko, līdz atlasīti 8 stadioni.</text:p>
      <text:p text:style-name="P1">Grupu izloze notiek 42. nedēļā. Turnīrs norisinās no 47. līdz 1. nedēļai. Ja tavs spēlētājs tiek iekļauts izlases sastāvā, tad viņš nevarēs spēlēt savas komandas <office:annotation office:name="__Annotation__2_2092505577"><dc:creator>Nezināms autors</dc:creator><dc:date>2018-11-11T18:49:15.639000000</dc:date><text:p text:style-name="P6"><text:span text:style-name="T3">sastāvā, kamēr</text:span></text:p></office:annotation>sastāvā,kamēr<office:annotation-end office:name="__Annotation__2_2092505577"/> viņa pārstāvētā izlase nebūs izstājusies. <office:annotation office:name="__Annotation__4_2092505577"><dc:creator>Nezināms autors</dc:creator><dc:date>2018-11-11T18:50:19.877000000</dc:date><text:p text:style-name="P6"><text:span text:style-name="T1">komats</text:span></text:p></office:annotation>Tātad ja<office:annotation-end office:name="__Annotation__4_2092505577"/> tev vēl priekšā līgas izslēgšanas spēles, tev būs jāiztiek <office:annotation office:name="__Annotation__6_2092505577"><dc:creator>Nezināms autors</dc:creator><dc:date>2018-11-11T18:50:59.877000000</dc:date><text:p text:style-name="P5"><text:span text:style-name="T1">bez</text:span></text:p></office:annotation>bes<office:annotation-end office:name="__Annotation__6_2092505577"/> viņa.</text:p>
      <text:h text:style-name="P2" text:outline-level="3">Rīkotājvalsts</text:h>
      <text:p text:style-name="P1">Rīkotājvalsts noteikšanai tiek <office:annotation office:name="__Annotation__8_2092505577"><dc:creator>Nezināms autors</dc:creator><dc:date>2018-11-11T18:51:33.700000000</dc:date><text:p text:style-name="P6"><text:span text:style-name="T1">izmantota</text:span></text:p></office:annotation>imantota<office:annotation-end office:name="__Annotation__8_2092505577"/> izloze starp valstīm, kurās ir vismaz sešpadsmit stadioni virs 4. līmeņa (ieskaitot). Eiropas čempionātam tiek lozēts starp valstīm ar vismaz astoņiem šādiem stadioniem, Okeānijai un Dienvidamerikai ar četriem.</text:p>
      <text:p text:style-name="P1">Jo vairāk šādu stadionu ir valstī, jo lielākas tās iespējas <office:annotation office:name="__Annotation__20_2092505577"><dc:creator>Nezināms autors</dc:creator><dc:date>2018-11-11T18:52:43.795000000</dc:date><text:p text:style-name="P6"><text:span text:style-name="T2">tikt</text:span></text:p></office:annotation>tik<office:annotation-end office:name="__Annotation__20_2092505577"/> izlozētai. Arī augstāki līmeņi ir priekšrocība.</text:p>
      <text:p text:style-name="P1">Katrs otrais Pasaules kauss notiek Eiropā, pārējie citos kontinentos. Valsts, kura ir rīkojusi Pasaules vai Kontinenta turnīru Eiropā - nevar to darīt nākamo 40 sezonu <office:annotation office:name="__Annotation__22_2092505577"><dc:creator>Nezināms autors</dc:creator><dc:date>2018-11-11T18:54:03.928000000</dc:date><text:p text:style-name="P6"><text:span text:style-name="T1">laikā.</text:span></text:p></office:annotation>laikā..<office:annotation-end office:name="__Annotation__22_2092505577"/> Citos kontinentos šis ierobežojums ir mazāks valstu skaita dēļ.</text:p>
      <text:p text:style-name="P1">Turnīra rīkotājus izlozē 8 sezonas uz priekšu, 2 nedēļas pēc turnīra.</text:p>
      <text:h text:style-name="P2" text:outline-level="3">Kontinentālais čempionāts</text:h>
      <text:p text:style-name="P1">Pirmais Kontinentālais čempionāts (Eiropas, Āzijas, utt.) notika 6. sezonā. Kvalifikācijas turnīrs sākas neilgi pēc Pasaules kausa beigām.</text:p>
      <text:p text:style-name="P1">Kvalifikācijas turnīrs ir līdzīgs Pasaules kausa kvalifikācijas turnīram. Eiropai, Āfrikai, Āzijai un Ziemeļamerikai ir 16 komandas ar grupu turnīru kam seko <office:annotation office:name="__Annotation__24_2092505577"><dc:creator>Nezināms autors</dc:creator><dc:date>2018-11-11T18:55:26.551000000</dc:date><text:p text:style-name="P6"><text:span text:style-name="T1">izslēgšanas</text:span></text:p></office:annotation>izlēgšanas<office:annotation-end office:name="__Annotation__24_2092505577"/> spēles. Dienvidamerikai un <office:annotation office:name="__Annotation__26_2092505577"><dc:creator>Nezināms autors</dc:creator><dc:date>2018-11-11T18:55:45.478000000</dc:date><text:p text:style-name="P6"><text:span text:style-name="T1">Okeānijai</text:span></text:p></office:annotation>Okeanijai<office:annotation-end office:name="__Annotation__26_2092505577"/> 5 komandu turnīrs, kur katra komanda savā starpā spēlē vienu reizi.</text:p>
      <text:h text:style-name="P2" text:outline-level="3"><text:soft-page-break/>Izlašu draudzības spēles.</text:h>
      <text:p text:style-name="P1">Sezonas 3., 7., 15., 19., 35., 47., 49. un 51.nedēļā notiek dažādas starptautiskās spēles. Šajos laikos valstu izlases parasti aizvadīs pa vienai draudzības spēlei, kā arī oficiālās spēles, ja tādas ir.</text:p>
      <text:p text:style-name="P1">Izlašu draudzības spēles tiek ieplānotas vairākas nedēļas pirms to norises. Tajās nepiedalās valstis, kas kvalificējušās Pasaules kausam vai kontinentu čempionātiem.</text:p>
      <text:h text:style-name="P2" text:outline-level="3">Spēlētāju pieredze</text:h>
      <text:p text:style-name="P1">Izlašu draudzības spēles: 400 punktu par pirmajām 3 spēlēm</text:p>
      <text:p text:style-name="P1">Pasaules kausa un kontinenta čempionātu atlases spēles: 600 punktu par pirmajām 5 spēlēm</text:p>
      <text:p text:style-name="P1">Kontinenta čempionāts: 800 punktu par pirmajām 3 spēlēm</text:p>
      <text:p text:style-name="P1">Pasaules kauss: 1000 punktu par pirmajām 3 spēlēm</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1" svg:font-family="Helvetica, Arial"/>
    <style:font-face style:name="Helvetica" svg:font-family="Helvetica, Arial, sans-serif"/>
    <style:font-face style:name="Lucida Sans2"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lv" fo:country="LV"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lv" fo:country="LV"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1T18:42:30.916000000</meta:creation-date>
    <dc:date>2018-11-11T19:00:54.181000000</dc:date>
    <meta:editing-duration>PT5M58S</meta:editing-duration>
    <meta:editing-cycles>2</meta:editing-cycles>
    <meta:generator>LibreOffice/6.0.2.1$Windows_X86_64 LibreOffice_project/f7f06a8f319e4b62f9bc5095aa112a65d2f3ac89</meta:generator>
    <meta:document-statistic meta:table-count="0" meta:image-count="0" meta:object-count="0" meta:page-count="2" meta:paragraph-count="27" meta:word-count="489" meta:character-count="3586" meta:non-whitespace-character-count="3124"/>
  </office:meta>
</office:document-meta>
</file>